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Standard">
      <style:text-properties style:font-name="Cambria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7" style:family="paragraph" style:parent-style-name="Heading_20_1">
      <style:text-properties style:font-name="Cambria"/>
    </style:style>
    <style:style style:name="P8" style:family="paragraph" style:parent-style-name="Text_20_body" style:list-style-name="L1">
      <style:text-properties style:font-name="Cambria"/>
    </style:style>
    <style:style style:name="P9" style:family="paragraph" style:parent-style-name="Text_20_body" style:list-style-name="L2">
      <style:text-properties style:font-name="Cambria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draw:frame draw:style-name="fr1" draw:name="Графический объект1" text:anchor-type="as-char" svg:width="1.011cm" svg:height="0.82cm" draw:z-index="0"><draw:image xlink:href="../images/0667.png" xlink:type="simple" xlink:show="embed" xlink:actuate="onLoad"/></draw:frame></text:p>
          </table:table-cell>
          <table:table-cell table:style-name="Table1.B1" office:value-type="string">
            <text:h text:style-name="P7" text:outline-level="1">Генератор 2-фазного напряжения</text:h>
          </table:table-cell>
        </table:table-row>
        <table:table-row>
          <table:table-cell table:style-name="Table1.A2" office:value-type="string">
            <text:p text:style-name="P6">в палитре</text:p>
          </table:table-cell>
          <table:table-cell table:style-name="Table1.B1" office:value-type="string">
            <text:p text:style-name="P4"/>
          </table:table-cell>
        </table:table-row>
        <table:table-row table:style-name="Table1.3">
          <table:table-cell table:style-name="Table1.A1" office:value-type="string">
            <text:p text:style-name="P5"><draw:frame draw:style-name="fr2" draw:name="Графический объект2" text:anchor-type="as-char" svg:width="2.33cm" svg:height="1.319cm" draw:z-index="1"><draw:image xlink:href="../images/0667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6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2">Блок реализует модель<text:span text:style-name="T3"> двух синусоидальных сигналов, сдвинутых по фазе на 90 градусов:</text:span></text:p>
            <text:p text:style-name="P3"><draw:frame draw:style-name="fr3" draw:name="Объект6" text:anchor-type="as-char" svg:width="7.664cm" svg:height="1.711cm" draw:z-index="2"><draw:object xlink:href="./Object 6" xlink:type="simple" xlink:show="embed" xlink:actuate="onLoad"/><draw:image xlink:href="./ObjectReplacements/Object 6" xlink:type="simple" xlink:show="embed" xlink:actuate="onLoad"/></draw:frame></text:p>
            <text:p text:style-name="P2">где<draw:frame draw:style-name="fr3" draw:name="Объект4" text:anchor-type="as-char" svg:width="1.723cm" svg:height="0.621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— <text:span text:style-name="T3">амплитуда синусоидального сигнала,</text:span></text:p>
            <text:p text:style-name="P2"><text:span text:style-name="T1"><draw:frame draw:style-name="fr3" draw:name="Объект26" text:anchor-type="as-char" svg:width="2.806cm" svg:height="0.621cm" draw:z-index="4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text:span text:style-name="T1">— фазные напряжени</text:span><text:span text:style-name="T3">я </text:span><text:span text:style-name="T1">2</text:span><text:span text:style-name="T3">-фазного тока </text:span><text:span text:style-name="T1">(</text:span><text:span text:style-name="T3">выходные сигналы)</text:span><text:span text:style-name="T1">,</text:span></text:p>
            <text:p text:style-name="P2"><text:span text:style-name="T1"><draw:frame draw:style-name="fr3" draw:name="Объект5" text:anchor-type="as-char" svg:width="0.566cm" svg:height="0.549cm" draw:z-index="5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1">— </text:span><text:span text:style-name="T3">частота сигналов.</text:span></text:p>
            <text:p text:style-name="P2">Блок имеет <text:span text:style-name="T1">2</text:span> входных и 2 выходных порта. </text:p>
            <text:p text:style-name="P2"><text:span text:style-name="T4">В</text:span><text:span text:style-name="T6">ходны</text:span><text:span text:style-name="T4">е</text:span><text:span text:style-name="T6"> сигналы</text:span>:</text:p>
            <text:list xml:id="list4708328024350491980" text:style-name="L1">
              <text:list-item>
                <text:p text:style-name="P8"><text:span text:style-name="T3">Частота</text:span><draw:frame draw:style-name="fr3" draw:name="Объект1" text:anchor-type="as-char" svg:width="0.566cm" svg:height="0.549cm" draw:z-index="6"><draw:object xlink:href="./Object 1" xlink:type="simple" xlink:show="embed" xlink:actuate="onLoad"/><draw:image xlink:href="./ObjectReplacements/Object 1" xlink:type="simple" xlink:show="embed" xlink:actuate="onLoad"/></draw:frame>, Гц.</text:p>
              </text:list-item>
              <text:list-item>
                <text:p text:style-name="P8"><text:span text:style-name="T2">Напряжение</text:span><text:span text:style-name="T2"><draw:frame draw:style-name="fr3" draw:name="Объект2" text:anchor-type="as-char" svg:width="1.723cm" svg:height="0.621cm" draw:z-index="7"><draw:object xlink:href="./Object 2" xlink:type="simple" xlink:show="embed" xlink:actuate="onLoad"/><draw:image xlink:href="./ObjectReplacements/Object 2" xlink:type="simple" xlink:show="embed" xlink:actuate="onLoad"/></draw:frame></text:span><text:span text:style-name="T2">— </text:span><text:span text:style-name="T5">амплитуда сигналов</text:span><text:span text:style-name="T2">, В.</text:span></text:p>
              </text:list-item>
            </text:list>
            <text:p text:style-name="P2"><text:span text:style-name="T4">Вы</text:span><text:span text:style-name="T6">ходные сигналы</text:span>:</text:p>
            <text:list xml:id="list7806508352460712101" text:style-name="L2">
              <text:list-item>
                <text:p text:style-name="P9">Напряжение<draw:frame draw:style-name="fr3" draw:name="Объект17" text:anchor-type="as-char" svg:width="1.402cm" svg:height="0.621cm" draw:z-index="8"><draw:object xlink:href="./Object 7" xlink:type="simple" xlink:show="embed" xlink:actuate="onLoad"/><draw:image xlink:href="./ObjectReplacements/Object 7" xlink:type="simple" xlink:show="embed" xlink:actuate="onLoad"/><svg:desc>формула</svg:desc></draw:frame>, В.</text:p>
              </text:list-item>
              <text:list-item>
                <text:p text:style-name="P9"><text:span text:style-name="T2">Напряжение</text:span><text:span text:style-name="T2"><draw:frame draw:style-name="fr3" draw:name="Объект8" text:anchor-type="as-char" svg:width="1.372cm" svg:height="0.621cm" draw:z-index="9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2">, 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top="0cm" fo:margin-bottom="0cm"/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Генератор 2-фазного напряжения</dc:title>
    <dc:date>2014-12-10T00:10:50.57</dc:date>
    <meta:generator>OpenOffice/4.1.1$Win32 OpenOffice.org_project/411m6$Build-9775</meta:generator>
    <meta:editing-duration>PT2H51M36S</meta:editing-duration>
    <meta:editing-cycles>59</meta:editing-cycles>
    <meta:document-statistic meta:table-count="1" meta:image-count="2" meta:object-count="8" meta:page-count="1" meta:paragraph-count="17" meta:word-count="64" meta:character-count="410"/>
  </office:meta>
</office:document-meta>
</file>

<file path=Object 1/content.xml><?xml version="1.0" encoding="utf-8"?>
<math xmlns="http://www.w3.org/1998/Math/MathML">
  <semantics>
    <mrow>
      <mi>f</mi>
    </mrow>
    <annotation encoding="StarMath 5.0">f</annotation>
  </semantics>
</math>
</file>

<file path=Object 2/content.xml><?xml version="1.0" encoding="utf-8"?>
<math xmlns="http://www.w3.org/1998/Math/MathML">
  <semantics>
    <mrow>
      <msub>
        <mi>U</mi>
        <mi mathvariant="italic">max</mi>
      </msub>
      <mrow>
        <mo stretchy="false">(</mo>
        <mrow>
          <mi>t</mi>
        </mrow>
        <mo stretchy="false">)</mo>
      </mrow>
    </mrow>
    <annotation encoding="StarMath 5.0">U_max(t)</annotation>
  </semantics>
</math>
</file>

<file path=Object 26/content.xml><?xml version="1.0" encoding="utf-8"?>
<math xmlns="http://www.w3.org/1998/Math/MathML">
  <semantics>
    <mrow>
      <msub>
        <mi>U</mi>
        <mi>d</mi>
      </msub>
      <mrow>
        <mo stretchy="false">(</mo>
        <mrow>
          <mi>t</mi>
        </mrow>
        <mo stretchy="false">)</mo>
      </mrow>
      <mi>,</mi>
      <msub>
        <mi>U</mi>
        <mi>q</mi>
      </msub>
      <mrow>
        <mo stretchy="false">(</mo>
        <mrow>
          <mi>t</mi>
        </mrow>
        <mo stretchy="false">)</mo>
      </mrow>
    </mrow>
    <annotation encoding="StarMath 5.0">U_d(t), U_q(t)</annotation>
  </semantics>
</math>
</file>

<file path=Object 4/content.xml><?xml version="1.0" encoding="utf-8"?>
<math xmlns="http://www.w3.org/1998/Math/MathML">
  <semantics>
    <mrow>
      <msub>
        <mi>U</mi>
        <mi mathvariant="italic">max</mi>
      </msub>
      <mrow>
        <mo stretchy="false">(</mo>
        <mrow>
          <mi>t</mi>
        </mrow>
        <mo stretchy="false">)</mo>
      </mrow>
    </mrow>
    <annotation encoding="StarMath 5.0">U_max(t)</annotation>
  </semantics>
</math>
</file>

<file path=Object 5/content.xml><?xml version="1.0" encoding="utf-8"?>
<math xmlns="http://www.w3.org/1998/Math/MathML">
  <semantics>
    <mrow>
      <msub>
        <mi>U</mi>
        <mi>q</mi>
      </msub>
      <mrow>
        <mo stretchy="false">(</mo>
        <mrow>
          <mi>t</mi>
        </mrow>
        <mo stretchy="false">)</mo>
      </mrow>
    </mrow>
    <annotation encoding="StarMath 5.0">U_q(t)</annotation>
  </semantics>
</math>
</file>

<file path=Object 6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sub>
                    <mi>U</mi>
                    <mi>d</mi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sub>
                    <mi>U</mi>
                    <mi mathvariant="italic">max</mi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⋅</mo>
                    <mi>sin</mi>
                  </mrow>
                  <mrow>
                    <mo stretchy="false">(</mo>
                    <mrow>
                      <mn>2</mn>
                      <mrow>
                        <mrow>
                          <mi>p</mi>
                          <mo stretchy="false">⋅</mo>
                          <mi>f</mi>
                        </mrow>
                        <mo stretchy="false">⋅</mo>
                        <mi>t</mi>
                      </mrow>
                    </mrow>
                    <mo stretchy="false">)</mo>
                  </mrow>
                  <mi>,</mi>
                </mrow>
              </mtd>
            </mtr>
            <mtr>
              <mtd>
                <mrow>
                  <msub>
                    <mi>U</mi>
                    <mi>q</mi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sub>
                    <mi>U</mi>
                    <mi mathvariant="italic">max</mi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⋅</mo>
                    <mi>sin</mi>
                  </mrow>
                  <mrow>
                    <mo stretchy="false">(</mo>
                    <mrow>
                      <mn>2</mn>
                      <mrow>
                        <mrow>
                          <mrow>
                            <mi>p</mi>
                            <mo stretchy="false">⋅</mo>
                            <mi>f</mi>
                          </mrow>
                          <mo stretchy="false">⋅</mo>
                          <mi>t</mi>
                        </mrow>
                        <mo stretchy="false">+</mo>
                        <mrow>
                          <mfrac>
                            <mo stretchy="false">π</mo>
                            <mn>2</mn>
                          </mfrac>
                        </mrow>
                      </mrow>
                    </mrow>
                    <mo stretchy="false">)</mo>
                  </mrow>
                  <mi>,</mi>
                </mrow>
              </mtd>
            </mtr>
          </mtable>
        </mrow>
      </mrow>
    </mrow>
    <annotation encoding="StarMath 5.0">left lbrace stack{
alignl U_d(t) ~=~  U_max(t) cdot sin(2 p cdot f cdot t), #
       U_q(t) ~=~  U_max(t) cdot sin(2 p cdot f cdot t + {%pi over 2}),
} right none</annotation>
  </semantics>
</math>
</file>

<file path=Object 7/content.xml><?xml version="1.0" encoding="utf-8"?>
<math xmlns="http://www.w3.org/1998/Math/MathML">
  <semantics>
    <mrow>
      <msub>
        <mi>U</mi>
        <mi>d</mi>
      </msub>
      <mrow>
        <mo stretchy="false">(</mo>
        <mrow>
          <mi>t</mi>
        </mrow>
        <mo stretchy="false">)</mo>
      </mrow>
    </mrow>
    <annotation encoding="StarMath 5.0">U_d(t)</annotation>
  </semantics>
</math>
</file>

<file path=Object 8/content.xml><?xml version="1.0" encoding="utf-8"?>
<math xmlns="http://www.w3.org/1998/Math/MathML">
  <semantics>
    <mrow>
      <mi>f</mi>
    </mrow>
    <annotation encoding="StarMath 5.0">f</annotation>
  </semantics>
</math>
</file>